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.53060924000261" calcext:value-type="float">
            <text:p>1.53060924000261</text:p>
          </table:table-cell>
          <table:table-cell office:value-type="float" office:value="1.64885535986424" calcext:value-type="float">
            <text:p>1.64885535986424</text:p>
          </table:table-cell>
        </table:table-row>
        <table:table-row table:style-name="ro1">
          <table:table-cell office:value-type="float" office:value="1.40305889310548" calcext:value-type="float">
            <text:p>1.40305889310548</text:p>
          </table:table-cell>
          <table:table-cell office:value-type="float" office:value="2.10687002859982" calcext:value-type="float">
            <text:p>2.10687002859982</text:p>
          </table:table-cell>
        </table:table-row>
        <table:table-row table:style-name="ro1">
          <table:table-cell office:value-type="float" office:value="0.765307158619785" calcext:value-type="float">
            <text:p>0.765307158619785</text:p>
          </table:table-cell>
          <table:table-cell office:value-type="float" office:value="2.88549551239663" calcext:value-type="float">
            <text:p>2.88549551239663</text:p>
          </table:table-cell>
        </table:table-row>
        <table:table-row table:style-name="ro1">
          <table:table-cell office:value-type="float" office:value="1.1479581993112" calcext:value-type="float">
            <text:p>1.1479581993112</text:p>
          </table:table-cell>
          <table:table-cell office:value-type="float" office:value="3.25190761201598" calcext:value-type="float">
            <text:p>3.25190761201598</text:p>
          </table:table-cell>
        </table:table-row>
        <table:table-row table:style-name="ro1">
          <table:table-cell office:value-type="float" office:value="1.40305889310548" calcext:value-type="float">
            <text:p>1.40305889310548</text:p>
          </table:table-cell>
          <table:table-cell office:value-type="float" office:value="3.75572538846406" calcext:value-type="float">
            <text:p>3.75572538846406</text:p>
          </table:table-cell>
        </table:table-row>
        <table:table-row table:style-name="ro1">
          <table:table-cell office:value-type="float" office:value="1.40305889310548" calcext:value-type="float">
            <text:p>1.40305889310548</text:p>
          </table:table-cell>
          <table:table-cell office:value-type="float" office:value="4.44274830314463" calcext:value-type="float">
            <text:p>4.44274830314463</text:p>
          </table:table-cell>
        </table:table-row>
        <table:table-row table:style-name="ro1">
          <table:table-cell office:value-type="float" office:value="1.53060924000261" calcext:value-type="float">
            <text:p>1.53060924000261</text:p>
          </table:table-cell>
          <table:table-cell office:value-type="float" office:value="4.90076297188021" calcext:value-type="float">
            <text:p>4.90076297188021</text:p>
          </table:table-cell>
        </table:table-row>
        <table:table-row table:style-name="ro1">
          <table:table-cell office:value-type="float" office:value="1.53060924000261" calcext:value-type="float">
            <text:p>1.53060924000261</text:p>
          </table:table-cell>
          <table:table-cell office:value-type="float" office:value="5.31297635605768" calcext:value-type="float">
            <text:p>5.31297635605768</text:p>
          </table:table-cell>
        </table:table-row>
        <table:table-row table:style-name="ro1">
          <table:table-cell office:value-type="float" office:value="1.1479581993112" calcext:value-type="float">
            <text:p>1.1479581993112</text:p>
          </table:table-cell>
          <table:table-cell office:value-type="float" office:value="5.95419798618013" calcext:value-type="float">
            <text:p>5.95419798618013</text:p>
          </table:table-cell>
        </table:table-row>
        <table:table-row table:style-name="ro1">
          <table:table-cell office:value-type="float" office:value="0.51020138758855" calcext:value-type="float">
            <text:p>0.51020138758855</text:p>
          </table:table-cell>
          <table:table-cell office:value-type="float" office:value="6.50381704718634" calcext:value-type="float">
            <text:p>6.50381704718634</text:p>
          </table:table-cell>
        </table:table-row>
        <table:table-row table:style-name="ro1">
          <table:table-cell office:value-type="float" office:value="1.02040785241406" calcext:value-type="float">
            <text:p>1.02040785241406</text:p>
          </table:table-cell>
          <table:table-cell office:value-type="float" office:value="7.00763300048004" calcext:value-type="float">
            <text:p>7.00763300048004</text:p>
          </table:table-cell>
        </table:table-row>
        <table:table-row table:style-name="ro1">
          <table:table-cell office:value-type="float" office:value="1.02040785241406" calcext:value-type="float">
            <text:p>1.02040785241406</text:p>
          </table:table-cell>
          <table:table-cell office:value-type="float" office:value="7.46564949237001" calcext:value-type="float">
            <text:p>7.46564949237001</text:p>
          </table:table-cell>
        </table:table-row>
        <table:table-row table:style-name="ro1">
          <table:table-cell office:value-type="float" office:value="1.27550854620834" calcext:value-type="float">
            <text:p>1.27550854620834</text:p>
          </table:table-cell>
          <table:table-cell office:value-type="float" office:value="7.92366416110559" calcext:value-type="float">
            <text:p>7.92366416110559</text:p>
          </table:table-cell>
        </table:table-row>
        <table:table-row table:style-name="ro1">
          <table:table-cell office:value-type="float" office:value="1.40305889310548" calcext:value-type="float">
            <text:p>1.40305889310548</text:p>
          </table:table-cell>
          <table:table-cell office:value-type="float" office:value="8.42748193755368" calcext:value-type="float">
            <text:p>8.42748193755368</text:p>
          </table:table-cell>
        </table:table-row>
        <table:table-row table:style-name="ro1">
          <table:table-cell office:value-type="float" office:value="1.1479581993112" calcext:value-type="float">
            <text:p>1.1479581993112</text:p>
          </table:table-cell>
          <table:table-cell office:value-type="float" office:value="8.97710099855989" calcext:value-type="float">
            <text:p>8.97710099855989</text:p>
          </table:table-cell>
        </table:table-row>
        <table:table-row table:style-name="ro1">
          <table:table-cell office:value-type="float" office:value="1.02040785241406" calcext:value-type="float">
            <text:p>1.02040785241406</text:p>
          </table:table-cell>
          <table:table-cell office:value-type="float" office:value="9.48091512869921" calcext:value-type="float">
            <text:p>9.48091512869921</text:p>
          </table:table-cell>
        </table:table-row>
        <table:table-row table:style-name="ro1">
          <table:table-cell office:value-type="float" office:value="1.53060924000261" calcext:value-type="float">
            <text:p>1.53060924000261</text:p>
          </table:table-cell>
          <table:table-cell office:value-type="float" office:value="10.1679380433798" calcext:value-type="float">
            <text:p>10.1679380433798</text:p>
          </table:table-cell>
        </table:table-row>
        <table:table-row table:style-name="ro1">
          <table:table-cell office:value-type="float" office:value="1.27550854620834" calcext:value-type="float">
            <text:p>1.27550854620834</text:p>
          </table:table-cell>
          <table:table-cell office:value-type="float" office:value="10.5801532507116" calcext:value-type="float">
            <text:p>10.5801532507116</text:p>
          </table:table-cell>
        </table:table-row>
        <table:table-row table:style-name="ro1">
          <table:table-cell office:value-type="float" office:value="1.65816466413671" calcext:value-type="float">
            <text:p>1.65816466413671</text:p>
          </table:table-cell>
          <table:table-cell office:value-type="float" office:value="10.9465635271766" calcext:value-type="float">
            <text:p>10.9465635271766</text:p>
          </table:table-cell>
        </table:table-row>
        <table:table-row table:style-name="ro1">
          <table:table-cell office:value-type="float" office:value="1.65816466413671" calcext:value-type="float">
            <text:p>1.65816466413671</text:p>
          </table:table-cell>
          <table:table-cell office:value-type="float" office:value="11.4503813036247" calcext:value-type="float">
            <text:p>11.4503813036247</text:p>
          </table:table-cell>
        </table:table-row>
        <table:table-row table:style-name="ro1">
          <table:table-cell office:value-type="float" office:value="2.42346674551954" calcext:value-type="float">
            <text:p>2.42346674551954</text:p>
          </table:table-cell>
          <table:table-cell office:value-type="float" office:value="12.0000003646309" calcext:value-type="float">
            <text:p>12.0000003646309</text:p>
          </table:table-cell>
        </table:table-row>
        <table:table-row table:style-name="ro1">
          <table:table-cell office:value-type="float" office:value="1.53060924000261" calcext:value-type="float">
            <text:p>1.53060924000261</text:p>
          </table:table-cell>
          <table:table-cell office:value-type="float" office:value="12.3664106410958" calcext:value-type="float">
            <text:p>12.3664106410958</text:p>
          </table:table-cell>
        </table:table-row>
        <table:table-row table:style-name="ro1">
          <table:table-cell office:value-type="float" office:value="3.95408106275912" calcext:value-type="float">
            <text:p>3.95408106275912</text:p>
          </table:table-cell>
          <table:table-cell office:value-type="float" office:value="12.8244271329858" calcext:value-type="float">
            <text:p>12.8244271329858</text:p>
          </table:table-cell>
        </table:table-row>
        <table:table-row table:style-name="ro1">
          <table:table-cell office:value-type="float" office:value="2.93367321034505" calcext:value-type="float">
            <text:p>2.93367321034505</text:p>
          </table:table-cell>
          <table:table-cell office:value-type="float" office:value="13.1450397712014" calcext:value-type="float">
            <text:p>13.1450397712014</text:p>
          </table:table-cell>
        </table:table-row>
        <table:table-row table:style-name="ro1">
          <table:table-cell office:value-type="float" office:value="2.67857251655078" calcext:value-type="float">
            <text:p>2.67857251655078</text:p>
          </table:table-cell>
          <table:table-cell office:value-type="float" office:value="13.5114500476664" calcext:value-type="float">
            <text:p>13.5114500476664</text:p>
          </table:table-cell>
        </table:table-row>
        <table:table-row table:style-name="ro1">
          <table:table-cell office:value-type="float" office:value="1.65816466413671" calcext:value-type="float">
            <text:p>1.65816466413671</text:p>
          </table:table-cell>
          <table:table-cell office:value-type="float" office:value="14.0610691086726" calcext:value-type="float">
            <text:p>14.0610691086726</text:p>
          </table:table-cell>
        </table:table-row>
        <table:table-row table:style-name="ro1">
          <table:table-cell office:value-type="float" office:value="0.765307158619785" calcext:value-type="float">
            <text:p>0.765307158619785</text:p>
          </table:table-cell>
          <table:table-cell office:value-type="float" office:value="14.3358768160213" calcext:value-type="float">
            <text:p>14.3358768160213</text:p>
          </table:table-cell>
        </table:table-row>
        <table:table-row table:style-name="ro1">
          <table:table-cell office:value-type="float" office:value="1.65816466413671" calcext:value-type="float">
            <text:p>1.65816466413671</text:p>
          </table:table-cell>
          <table:table-cell office:value-type="float" office:value="14.7480920233532" calcext:value-type="float">
            <text:p>14.7480920233532</text:p>
          </table:table-cell>
        </table:table-row>
        <table:table-row table:style-name="ro1">
          <table:table-cell office:value-type="float" office:value="7.65306143172396" calcext:value-type="float">
            <text:p>7.65306143172396</text:p>
          </table:table-cell>
          <table:table-cell office:value-type="float" office:value="14.9770984461438" calcext:value-type="float">
            <text:p>14.9770984461438</text:p>
          </table:table-cell>
        </table:table-row>
        <table:table-row table:style-name="ro1">
          <table:table-cell office:value-type="float" office:value="10.4591842951719" calcext:value-type="float">
            <text:p>10.4591842951719</text:p>
          </table:table-cell>
          <table:table-cell office:value-type="float" office:value="15.4809162225918" calcext:value-type="float">
            <text:p>15.4809162225918</text:p>
          </table:table-cell>
        </table:table-row>
        <table:table-row table:style-name="ro1">
          <table:table-cell office:value-type="float" office:value="18.7499974613815" calcext:value-type="float">
            <text:p>18.7499974613815</text:p>
          </table:table-cell>
          <table:table-cell office:value-type="float" office:value="15.9389327144818" calcext:value-type="float">
            <text:p>15.9389327144818</text:p>
          </table:table-cell>
        </table:table-row>
        <table:table-row table:style-name="ro1">
          <table:table-cell office:value-type="float" office:value="11.4795921475859" calcext:value-type="float">
            <text:p>11.4795921475859</text:p>
          </table:table-cell>
          <table:table-cell office:value-type="float" office:value="16.5801543446043" calcext:value-type="float">
            <text:p>16.5801543446043</text:p>
          </table:table-cell>
        </table:table-row>
        <table:table-row table:style-name="ro1">
          <table:table-cell office:value-type="float" office:value="21.173469284138" calcext:value-type="float">
            <text:p>21.173469284138</text:p>
          </table:table-cell>
          <table:table-cell office:value-type="float" office:value="16.9465646210692" calcext:value-type="float">
            <text:p>16.9465646210692</text:p>
          </table:table-cell>
        </table:table-row>
        <table:table-row table:style-name="ro1">
          <table:table-cell office:value-type="float" office:value="11.8622431882774" calcext:value-type="float">
            <text:p>11.8622431882774</text:p>
          </table:table-cell>
          <table:table-cell office:value-type="float" office:value="18.183206596756" calcext:value-type="float">
            <text:p>18.183206596756</text:p>
          </table:table-cell>
        </table:table-row>
        <table:table-row table:style-name="ro1">
          <table:table-cell office:value-type="float" office:value="13.7755085462083" calcext:value-type="float">
            <text:p>13.7755085462083</text:p>
          </table:table-cell>
          <table:table-cell office:value-type="float" office:value="20.6564905481296" calcext:value-type="float">
            <text:p>20.6564905481296</text:p>
          </table:table-cell>
        </table:table-row>
        <table:table-row table:style-name="ro1">
          <table:table-cell office:value-type="float" office:value="11.7346928413802" calcext:value-type="float">
            <text:p>11.7346928413802</text:p>
          </table:table-cell>
          <table:table-cell office:value-type="float" office:value="22.2595428002813" calcext:value-type="float">
            <text:p>22.2595428002813</text:p>
          </table:table-cell>
        </table:table-row>
        <table:table-row table:style-name="ro1">
          <table:table-cell office:value-type="float" office:value="6.88775427310417" calcext:value-type="float">
            <text:p>6.88775427310417</text:p>
          </table:table-cell>
          <table:table-cell office:value-type="float" office:value="24.5496179671136" calcext:value-type="float">
            <text:p>24.5496179671136</text:p>
          </table:table-cell>
        </table:table-row>
        <table:table-row table:style-name="ro1">
          <table:table-cell office:value-type="float" office:value="8.92856997793229" calcext:value-type="float">
            <text:p>8.92856997793229</text:p>
          </table:table-cell>
          <table:table-cell office:value-type="float" office:value="27.2061070567196" calcext:value-type="float">
            <text:p>27.2061070567196</text:p>
          </table:table-cell>
        </table:table-row>
        <table:table-row table:style-name="ro1">
          <table:table-cell office:value-type="float" office:value="11.2244914537917" calcext:value-type="float">
            <text:p>11.2244914537917</text:p>
          </table:table-cell>
          <table:table-cell office:value-type="float" office:value="29.3587783698776" calcext:value-type="float">
            <text:p>29.3587783698776</text:p>
          </table:table-cell>
        </table:table-row>
        <table:table-row table:style-name="ro1">
          <table:table-cell office:value-type="float" office:value="11.0969360296576" calcext:value-type="float">
            <text:p>11.0969360296576</text:p>
          </table:table-cell>
          <table:table-cell office:value-type="float" office:value="29.9541987154419" calcext:value-type="float">
            <text:p>29.9541987154419</text:p>
          </table:table-cell>
        </table:table-row>
      </table:table>
      <table:table table:name="E_an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765312235856748" calcext:value-type="float">
            <text:p>0.765312235856748</text:p>
          </table:table-cell>
          <table:table-cell office:value-type="float" office:value="1.7862592135386" calcext:value-type="float">
            <text:p>1.7862592135386</text:p>
          </table:table-cell>
        </table:table-row>
        <table:table-row table:style-name="ro1">
          <table:table-cell office:value-type="float" office:value="0.255100693794276" calcext:value-type="float">
            <text:p>0.255100693794276</text:p>
          </table:table-cell>
          <table:table-cell office:value-type="float" office:value="3.02290118922538" calcext:value-type="float">
            <text:p>3.02290118922538</text:p>
          </table:table-cell>
        </table:table-row>
        <table:table-row table:style-name="ro1">
          <table:table-cell office:value-type="float" office:value="2.67857759378774" calcext:value-type="float">
            <text:p>2.67857759378774</text:p>
          </table:table-cell>
          <table:table-cell office:value-type="float" office:value="3.48091585796096" calcext:value-type="float">
            <text:p>3.48091585796096</text:p>
          </table:table-cell>
        </table:table-row>
        <table:table-row table:style-name="ro1">
          <table:table-cell office:value-type="float" office:value="2.80612794068488" calcext:value-type="float">
            <text:p>2.80612794068488</text:p>
          </table:table-cell>
          <table:table-cell office:value-type="float" office:value="3.93893052669654" calcext:value-type="float">
            <text:p>3.93893052669654</text:p>
          </table:table-cell>
        </table:table-row>
        <table:table-row table:style-name="ro1">
          <table:table-cell office:value-type="float" office:value="4.846943645513" calcext:value-type="float">
            <text:p>4.846943645513</text:p>
          </table:table-cell>
          <table:table-cell office:value-type="float" office:value="4.71755783364774" calcext:value-type="float">
            <text:p>4.71755783364774</text:p>
          </table:table-cell>
        </table:table-row>
        <table:table-row table:style-name="ro1">
          <table:table-cell office:value-type="float" office:value="3.31632932827343" calcext:value-type="float">
            <text:p>3.31632932827343</text:p>
          </table:table-cell>
          <table:table-cell office:value-type="float" office:value="5.03816864870896" calcext:value-type="float">
            <text:p>5.03816864870896</text:p>
          </table:table-cell>
        </table:table-row>
        <table:table-row table:style-name="ro1">
          <table:table-cell office:value-type="float" office:value="2.80612794068488" calcext:value-type="float">
            <text:p>2.80612794068488</text:p>
          </table:table-cell>
          <table:table-cell office:value-type="float" office:value="5.81679413250577" calcext:value-type="float">
            <text:p>5.81679413250577</text:p>
          </table:table-cell>
        </table:table-row>
        <table:table-row table:style-name="ro1">
          <table:table-cell office:value-type="float" office:value="1.02041292965101" calcext:value-type="float">
            <text:p>1.02041292965101</text:p>
          </table:table-cell>
          <table:table-cell office:value-type="float" office:value="6.27480880124135" calcext:value-type="float">
            <text:p>6.27480880124135</text:p>
          </table:table-cell>
        </table:table-row>
        <table:table-row table:style-name="ro1">
          <table:table-cell office:value-type="float" office:value="1.02041292965101" calcext:value-type="float">
            <text:p>1.02041292965101</text:p>
          </table:table-cell>
          <table:table-cell office:value-type="float" office:value="6.82442786224756" calcext:value-type="float">
            <text:p>6.824427862247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1984820781189" calcext:value-type="float">
            <text:p>7.41984820781189</text:p>
          </table:table-cell>
        </table:table-row>
        <table:table-row table:style-name="ro1">
          <table:table-cell office:value-type="float" office:value="0.127550346897129" calcext:value-type="float">
            <text:p>0.127550346897129</text:p>
          </table:table-cell>
          <table:table-cell office:value-type="float" office:value="7.92366416110559" calcext:value-type="float">
            <text:p>7.923664161105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8549478313488" calcext:value-type="float">
            <text:p>8.88549478313488</text:p>
          </table:table-cell>
        </table:table-row>
        <table:table-row table:style-name="ro1">
          <table:table-cell office:value-type="float" office:value="0.255100693794276" calcext:value-type="float">
            <text:p>0.255100693794276</text:p>
          </table:table-cell>
          <table:table-cell office:value-type="float" office:value="9.61831898237356" calcext:value-type="float">
            <text:p>9.61831898237356</text:p>
          </table:table-cell>
        </table:table-row>
        <table:table-row table:style-name="ro1">
          <table:table-cell office:value-type="float" office:value="0.255100693794276" calcext:value-type="float">
            <text:p>0.255100693794276</text:p>
          </table:table-cell>
          <table:table-cell office:value-type="float" office:value="10.1221367588217" calcext:value-type="float">
            <text:p>10.1221367588217</text:p>
          </table:table-cell>
        </table:table-row>
        <table:table-row table:style-name="ro1">
          <table:table-cell office:value-type="float" office:value="0.382661195165333" calcext:value-type="float">
            <text:p>0.382661195165333</text:p>
          </table:table-cell>
          <table:table-cell office:value-type="float" office:value="10.717557104386" calcext:value-type="float">
            <text:p>10.717557104386</text:p>
          </table:table-cell>
        </table:table-row>
        <table:table-row table:style-name="ro1">
          <table:table-cell office:value-type="float" office:value="0.255100693794276" calcext:value-type="float">
            <text:p>0.255100693794276</text:p>
          </table:table-cell>
          <table:table-cell office:value-type="float" office:value="11.3587787345084" calcext:value-type="float">
            <text:p>11.3587787345084</text:p>
          </table:table-cell>
        </table:table-row>
        <table:table-row table:style-name="ro1">
          <table:table-cell office:value-type="float" office:value="0.765312235856748" calcext:value-type="float">
            <text:p>0.765312235856748</text:p>
          </table:table-cell>
          <table:table-cell office:value-type="float" office:value="12.1374042183052" calcext:value-type="float">
            <text:p>12.1374042183052</text:p>
          </table:table-cell>
        </table:table-row>
        <table:table-row table:style-name="ro1">
          <table:table-cell office:value-type="float" office:value="0.892862582753886" calcext:value-type="float">
            <text:p>0.892862582753886</text:p>
          </table:table-cell>
          <table:table-cell office:value-type="float" office:value="12.8702284175439" calcext:value-type="float">
            <text:p>12.8702284175439</text:p>
          </table:table-cell>
        </table:table-row>
        <table:table-row table:style-name="ro1">
          <table:table-cell office:value-type="float" office:value="0.382661195165333" calcext:value-type="float">
            <text:p>0.382661195165333</text:p>
          </table:table-cell>
          <table:table-cell office:value-type="float" office:value="13.5114500476664" calcext:value-type="float">
            <text:p>13.5114500476664</text:p>
          </table:table-cell>
        </table:table-row>
        <table:table-row table:style-name="ro1">
          <table:table-cell office:value-type="float" office:value="1.2755136234453" calcext:value-type="float">
            <text:p>1.2755136234453</text:p>
          </table:table-cell>
          <table:table-cell office:value-type="float" office:value="13.8778639704401" calcext:value-type="float">
            <text:p>13.8778639704401</text:p>
          </table:table-cell>
        </table:table-row>
        <table:table-row table:style-name="ro1">
          <table:table-cell office:value-type="float" office:value="0.510211542062462" calcext:value-type="float">
            <text:p>0.510211542062462</text:p>
          </table:table-cell>
          <table:table-cell office:value-type="float" office:value="14.6564894542369" calcext:value-type="float">
            <text:p>14.6564894542369</text:p>
          </table:table-cell>
        </table:table-row>
        <table:table-row table:style-name="ro1">
          <table:table-cell office:value-type="float" office:value="4.20919191102731" calcext:value-type="float">
            <text:p>4.20919191102731</text:p>
          </table:table-cell>
          <table:table-cell office:value-type="float" office:value="14.8854958770275" calcext:value-type="float">
            <text:p>14.8854958770275</text:p>
          </table:table-cell>
        </table:table-row>
        <table:table-row table:style-name="ro1">
          <table:table-cell office:value-type="float" office:value="1.02041292965101" calcext:value-type="float">
            <text:p>1.02041292965101</text:p>
          </table:table-cell>
          <table:table-cell office:value-type="float" office:value="15.2061085152431" calcext:value-type="float">
            <text:p>15.2061085152431</text:p>
          </table:table-cell>
        </table:table-row>
        <table:table-row table:style-name="ro1">
          <table:table-cell office:value-type="float" office:value="4.846943645513" calcext:value-type="float">
            <text:p>4.846943645513</text:p>
          </table:table-cell>
          <table:table-cell office:value-type="float" office:value="16.5801543446043" calcext:value-type="float">
            <text:p>16.5801543446043</text:p>
          </table:table-cell>
        </table:table-row>
        <table:table-row table:style-name="ro1">
          <table:table-cell office:value-type="float" office:value="8.29082332068356" calcext:value-type="float">
            <text:p>8.29082332068356</text:p>
          </table:table-cell>
          <table:table-cell office:value-type="float" office:value="18.1374053121979" calcext:value-type="float">
            <text:p>18.1374053121979</text:p>
          </table:table-cell>
        </table:table-row>
        <table:table-row table:style-name="ro1">
          <table:table-cell office:value-type="float" office:value="10.2040886786146" calcext:value-type="float">
            <text:p>10.2040886786146</text:p>
          </table:table-cell>
          <table:table-cell office:value-type="float" office:value="20.5648843327045" calcext:value-type="float">
            <text:p>20.5648843327045</text:p>
          </table:table-cell>
        </table:table-row>
        <table:table-row table:style-name="ro1">
          <table:table-cell office:value-type="float" office:value="8.67347436137498" calcext:value-type="float">
            <text:p>8.67347436137498</text:p>
          </table:table-cell>
          <table:table-cell office:value-type="float" office:value="22.167940231165" calcext:value-type="float">
            <text:p>22.167940231165</text:p>
          </table:table-cell>
        </table:table-row>
        <table:table-row table:style-name="ro1">
          <table:table-cell office:value-type="float" office:value="20.6632678965495" calcext:value-type="float">
            <text:p>20.6632678965495</text:p>
          </table:table-cell>
          <table:table-cell office:value-type="float" office:value="24.5954192516717" calcext:value-type="float">
            <text:p>24.5954192516717</text:p>
          </table:table-cell>
        </table:table-row>
        <table:table-row table:style-name="ro1">
          <table:table-cell office:value-type="float" office:value="7.90816212551824" calcext:value-type="float">
            <text:p>7.90816212551824</text:p>
          </table:table-cell>
          <table:table-cell office:value-type="float" office:value="27.1145044876034" calcext:value-type="float">
            <text:p>27.1145044876034</text:p>
          </table:table-cell>
        </table:table-row>
        <table:table-row table:style-name="ro1">
          <table:table-cell office:value-type="float" office:value="9.18367574896353" calcext:value-type="float">
            <text:p>9.18367574896353</text:p>
          </table:table-cell>
          <table:table-cell office:value-type="float" office:value="29.4045796544357" calcext:value-type="float">
            <text:p>29.4045796544357</text:p>
          </table:table-cell>
        </table:table-row>
        <table:table-row table:style-name="ro1">
          <table:table-cell office:value-type="float" office:value="8.03572262688929" calcext:value-type="float">
            <text:p>8.03572262688929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A_acti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9465664442236" calcext:value-type="float">
            <text:p>1.694656644422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5725206148625" calcext:value-type="float">
            <text:p>7.55725206148625</text:p>
          </table:table-cell>
        </table:table-row>
        <table:table-row table:style-name="ro1">
          <table:table-cell office:value-type="float" office:value="0.117948908470945" calcext:value-type="float">
            <text:p>0.117948908470945</text:p>
          </table:table-cell>
          <table:table-cell office:value-type="float" office:value="7.74045719971872" calcext:value-type="float">
            <text:p>7.740457199718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6106801477995" calcext:value-type="float">
            <text:p>8.061068014779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6106881696788" calcext:value-type="float">
            <text:p>14.6106881696788</text:p>
          </table:table-cell>
        </table:table-row>
        <table:table-row table:style-name="ro1">
          <table:table-cell office:value-type="float" office:value="0.251281942412207" calcext:value-type="float">
            <text:p>0.251281942412207</text:p>
          </table:table-cell>
          <table:table-cell office:value-type="float" office:value="14.7480920233532" calcext:value-type="float">
            <text:p>14.7480920233532</text:p>
          </table:table-cell>
        </table:table-row>
        <table:table-row table:style-name="ro1">
          <table:table-cell office:value-type="float" office:value="0.0205127116429762" calcext:value-type="float">
            <text:p>0.0205127116429762</text:p>
          </table:table-cell>
          <table:table-cell office:value-type="float" office:value="15.160307230685" calcext:value-type="float">
            <text:p>15.160307230685</text:p>
          </table:table-cell>
        </table:table-row>
        <table:table-row table:style-name="ro1">
          <table:table-cell office:value-type="float" office:value="0.17435886548913" calcext:value-type="float">
            <text:p>0.17435886548913</text:p>
          </table:table-cell>
          <table:table-cell office:value-type="float" office:value="15.4351149380337" calcext:value-type="float">
            <text:p>15.4351149380337</text:p>
          </table:table-cell>
        </table:table-row>
        <table:table-row table:style-name="ro1">
          <table:table-cell office:value-type="float" office:value="0.256410120322951" calcext:value-type="float">
            <text:p>0.256410120322951</text:p>
          </table:table-cell>
          <table:table-cell office:value-type="float" office:value="16.0763365681562" calcext:value-type="float">
            <text:p>16.0763365681562</text:p>
          </table:table-cell>
        </table:table-row>
        <table:table-row table:style-name="ro1">
          <table:table-cell office:value-type="float" office:value="0.164102509667642" calcext:value-type="float">
            <text:p>0.164102509667642</text:p>
          </table:table-cell>
          <table:table-cell office:value-type="float" office:value="16.5801543446043" calcext:value-type="float">
            <text:p>16.5801543446043</text:p>
          </table:table-cell>
        </table:table-row>
        <table:table-row table:style-name="ro1">
          <table:table-cell office:value-type="float" office:value="0.897436033523202" calcext:value-type="float">
            <text:p>0.897436033523202</text:p>
          </table:table-cell>
          <table:table-cell office:value-type="float" office:value="17.0381671901855" calcext:value-type="float">
            <text:p>17.0381671901855</text:p>
          </table:table-cell>
        </table:table-row>
        <table:table-row table:style-name="ro1">
          <table:table-cell office:value-type="float" office:value="0.917948745166179" calcext:value-type="float">
            <text:p>0.917948745166179</text:p>
          </table:table-cell>
          <table:table-cell office:value-type="float" office:value="18.2290078813141" calcext:value-type="float">
            <text:p>18.2290078813141</text:p>
          </table:table-cell>
        </table:table-row>
        <table:table-row table:style-name="ro1">
          <table:table-cell office:value-type="float" office:value="0.312820485603052" calcext:value-type="float">
            <text:p>0.312820485603052</text:p>
          </table:table-cell>
          <table:table-cell office:value-type="float" office:value="20.5648843327045" calcext:value-type="float">
            <text:p>20.5648843327045</text:p>
          </table:table-cell>
        </table:table-row>
        <table:table-row table:style-name="ro1">
          <table:table-cell office:value-type="float" office:value="0.907692389344691" calcext:value-type="float">
            <text:p>0.907692389344691</text:p>
          </table:table-cell>
          <table:table-cell office:value-type="float" office:value="22.0763376620488" calcext:value-type="float">
            <text:p>22.0763376620488</text:p>
          </table:table-cell>
        </table:table-row>
        <table:table-row table:style-name="ro1">
          <table:table-cell office:value-type="float" office:value="0.73333352385556" calcext:value-type="float">
            <text:p>0.73333352385556</text:p>
          </table:table-cell>
          <table:table-cell office:value-type="float" office:value="24.4580153979973" calcext:value-type="float">
            <text:p>24.4580153979973</text:p>
          </table:table-cell>
        </table:table-row>
        <table:table-row table:style-name="ro1">
          <table:table-cell office:value-type="float" office:value="0.169230687578386" calcext:value-type="float">
            <text:p>0.169230687578386</text:p>
          </table:table-cell>
          <table:table-cell office:value-type="float" office:value="26.977100633929" calcext:value-type="float">
            <text:p>26.977100633929</text:p>
          </table:table-cell>
        </table:table-row>
        <table:table-row table:style-name="ro1">
          <table:table-cell office:value-type="float" office:value="0.20512834121551" calcext:value-type="float">
            <text:p>0.20512834121551</text:p>
          </table:table-cell>
          <table:table-cell office:value-type="float" office:value="29.4045796544357" calcext:value-type="float">
            <text:p>29.4045796544357</text:p>
          </table:table-cell>
        </table:table-row>
        <table:table-row table:style-name="ro1">
          <table:table-cell office:value-type="float" office:value="0.32307684142454" calcext:value-type="float">
            <text:p>0.32307684142454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F_obli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00761417319652621" calcext:value-type="float">
            <text:p>0.00761417319652621</text:p>
          </table:table-cell>
          <table:table-cell office:value-type="float" office:value="1.7862592135386" calcext:value-type="float">
            <text:p>1.78625921353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687024737835" calcext:value-type="float">
            <text:p>3.0687024737835</text:p>
          </table:table-cell>
        </table:table-row>
        <table:table-row table:style-name="ro1">
          <table:table-cell office:value-type="float" office:value="0.131979608248839" calcext:value-type="float">
            <text:p>0.131979608248839</text:p>
          </table:table-cell>
          <table:table-cell office:value-type="float" office:value="3.43511457340284" calcext:value-type="float">
            <text:p>3.43511457340284</text:p>
          </table:table-cell>
        </table:table-row>
        <table:table-row table:style-name="ro1">
          <table:table-cell office:value-type="float" office:value="0.0025380577321754" calcext:value-type="float">
            <text:p>0.0025380577321754</text:p>
          </table:table-cell>
          <table:table-cell office:value-type="float" office:value="4.12213748808341" calcext:value-type="float">
            <text:p>4.12213748808341</text:p>
          </table:table-cell>
        </table:table-row>
        <table:table-row table:style-name="ro1">
          <table:table-cell office:value-type="float" office:value="0.00507611546435081" calcext:value-type="float">
            <text:p>0.00507611546435081</text:p>
          </table:table-cell>
          <table:table-cell office:value-type="float" office:value="7.69465591516061" calcext:value-type="float">
            <text:p>7.69465591516061</text:p>
          </table:table-cell>
        </table:table-row>
        <table:table-row table:style-name="ro1">
          <table:table-cell office:value-type="float" office:value="0.170050676290043" calcext:value-type="float">
            <text:p>0.170050676290043</text:p>
          </table:table-cell>
          <table:table-cell office:value-type="float" office:value="7.92366416110559" calcext:value-type="float">
            <text:p>7.92366416110559</text:p>
          </table:table-cell>
        </table:table-row>
        <table:table-row table:style-name="ro1">
          <table:table-cell office:value-type="float" office:value="0.0025380577321754" calcext:value-type="float">
            <text:p>0.0025380577321754</text:p>
          </table:table-cell>
          <table:table-cell office:value-type="float" office:value="8.15267240705058" calcext:value-type="float">
            <text:p>8.152672407050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0381671901855" calcext:value-type="float">
            <text:p>17.0381671901855</text:p>
          </table:table-cell>
        </table:table-row>
        <table:table-row table:style-name="ro1">
          <table:table-cell office:value-type="float" office:value="0.177665051545142" calcext:value-type="float">
            <text:p>0.177665051545142</text:p>
          </table:table-cell>
          <table:table-cell office:value-type="float" office:value="18.3206104504303" calcext:value-type="float">
            <text:p>18.3206104504303</text:p>
          </table:table-cell>
        </table:table-row>
        <table:table-row table:style-name="ro1">
          <table:table-cell office:value-type="float" office:value="0.142132041236114" calcext:value-type="float">
            <text:p>0.142132041236114</text:p>
          </table:table-cell>
          <table:table-cell office:value-type="float" office:value="20.5190830481464" calcext:value-type="float">
            <text:p>20.5190830481464</text:p>
          </table:table-cell>
        </table:table-row>
        <table:table-row table:style-name="ro1">
          <table:table-cell office:value-type="float" office:value="0.175126993812967" calcext:value-type="float">
            <text:p>0.175126993812967</text:p>
          </table:table-cell>
          <table:table-cell office:value-type="float" office:value="22.167940231165" calcext:value-type="float">
            <text:p>22.167940231165</text:p>
          </table:table-cell>
        </table:table-row>
        <table:table-row table:style-name="ro1">
          <table:table-cell office:value-type="float" office:value="0.291878255668753" calcext:value-type="float">
            <text:p>0.291878255668753</text:p>
          </table:table-cell>
          <table:table-cell office:value-type="float" office:value="24.5038166825555" calcext:value-type="float">
            <text:p>24.5038166825555</text:p>
          </table:table-cell>
        </table:table-row>
        <table:table-row table:style-name="ro1">
          <table:table-cell office:value-type="float" office:value="0.332487381442132" calcext:value-type="float">
            <text:p>0.332487381442132</text:p>
          </table:table-cell>
          <table:table-cell office:value-type="float" office:value="27.0229019184871" calcext:value-type="float">
            <text:p>27.0229019184871</text:p>
          </table:table-cell>
        </table:table-row>
        <table:table-row table:style-name="ro1">
          <table:table-cell office:value-type="float" office:value="0.0025380577321754" calcext:value-type="float">
            <text:p>0.0025380577321754</text:p>
          </table:table-cell>
          <table:table-cell office:value-type="float" office:value="29.4045796544357" calcext:value-type="float">
            <text:p>29.4045796544357</text:p>
          </table:table-cell>
        </table:table-row>
        <table:table-row table:style-name="ro1">
          <table:table-cell office:value-type="float" office:value="0.078680193814583" calcext:value-type="float">
            <text:p>0.078680193814583</text:p>
          </table:table-cell>
          <table:table-cell office:value-type="float" office:value="29.9541987154419" calcext:value-type="float">
            <text:p>29.9541987154419</text:p>
          </table:table-cell>
        </table:table-row>
      </table:table>
      <table:table table:name="F_cu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7.9487190374164" calcext:value-type="float">
            <text:p>17.9487190374164</text:p>
          </table:table-cell>
          <table:table-cell office:value-type="float" office:value="20.2900766253558" calcext:value-type="float">
            <text:p>20.2900766253558</text:p>
          </table:table-cell>
        </table:table-row>
        <table:table-row table:style-name="ro1">
          <table:table-cell office:value-type="float" office:value="0.0205110785953177" calcext:value-type="float">
            <text:p>0.0205110785953177</text:p>
          </table:table-cell>
          <table:table-cell office:value-type="float" office:value="1.83206049809672" calcext:value-type="float">
            <text:p>1.832060498096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8473363440905" calcext:value-type="float">
            <text:p>3.98473363440905</text:p>
          </table:table-cell>
        </table:table-row>
        <table:table-row table:style-name="ro1">
          <table:table-cell office:value-type="float" office:value="0.184616037834451" calcext:value-type="float">
            <text:p>0.184616037834451</text:p>
          </table:table-cell>
          <table:table-cell office:value-type="float" office:value="4.58015215681899" calcext:value-type="float">
            <text:p>4.58015215681899</text:p>
          </table:table-cell>
        </table:table-row>
        <table:table-row table:style-name="ro1">
          <table:table-cell office:value-type="float" office:value="0.0205110785953177" calcext:value-type="float">
            <text:p>0.0205110785953177</text:p>
          </table:table-cell>
          <table:table-cell office:value-type="float" office:value="5.22137378694144" calcext:value-type="float">
            <text:p>5.221373786941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160304313638" calcext:value-type="float">
            <text:p>6.9160304313638</text:p>
          </table:table-cell>
        </table:table-row>
        <table:table-row table:style-name="ro1">
          <table:table-cell office:value-type="float" office:value="0.492308345526759" calcext:value-type="float">
            <text:p>0.492308345526759</text:p>
          </table:table-cell>
          <table:table-cell office:value-type="float" office:value="7.23664124642502" calcext:value-type="float">
            <text:p>7.236641246425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1984820781189" calcext:value-type="float">
            <text:p>7.419848207811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2290067874215" calcext:value-type="float">
            <text:p>12.2290067874215</text:p>
          </table:table-cell>
        </table:table-row>
        <table:table-row table:style-name="ro1">
          <table:table-cell office:value-type="float" office:value="0.225641461120401" calcext:value-type="float">
            <text:p>0.225641461120401</text:p>
          </table:table-cell>
          <table:table-cell office:value-type="float" office:value="12.4122155719627" calcext:value-type="float">
            <text:p>12.4122155719627</text:p>
          </table:table-cell>
        </table:table-row>
        <table:table-row table:style-name="ro1">
          <table:table-cell office:value-type="float" office:value="0.0615397679765917" calcext:value-type="float">
            <text:p>0.0615397679765917</text:p>
          </table:table-cell>
          <table:table-cell office:value-type="float" office:value="13.0534335557764" calcext:value-type="float">
            <text:p>13.0534335557764</text:p>
          </table:table-cell>
        </table:table-row>
        <table:table-row table:style-name="ro1">
          <table:table-cell office:value-type="float" office:value="0.246152539715719" calcext:value-type="float">
            <text:p>0.246152539715719</text:p>
          </table:table-cell>
          <table:table-cell office:value-type="float" office:value="13.740456470457" calcext:value-type="float">
            <text:p>13.7404564704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0152678241145" calcext:value-type="float">
            <text:p>14.0152678241145</text:p>
          </table:table-cell>
        </table:table-row>
        <table:table-row table:style-name="ro1">
          <table:table-cell office:value-type="float" office:value="0.225641461120401" calcext:value-type="float">
            <text:p>0.225641461120401</text:p>
          </table:table-cell>
          <table:table-cell office:value-type="float" office:value="14.4732843160044" calcext:value-type="float">
            <text:p>14.4732843160044</text:p>
          </table:table-cell>
        </table:table-row>
        <table:table-row table:style-name="ro1">
          <table:table-cell office:value-type="float" office:value="0.0205110785953177" calcext:value-type="float">
            <text:p>0.0205110785953177</text:p>
          </table:table-cell>
          <table:table-cell office:value-type="float" office:value="14.7938933079113" calcext:value-type="float">
            <text:p>14.7938933079113</text:p>
          </table:table-cell>
        </table:table-row>
        <table:table-row table:style-name="ro1">
          <table:table-cell office:value-type="float" office:value="0.533333768812709" calcext:value-type="float">
            <text:p>0.533333768812709</text:p>
          </table:table-cell>
          <table:table-cell office:value-type="float" office:value="15.4809162225918" calcext:value-type="float">
            <text:p>15.4809162225918</text:p>
          </table:table-cell>
        </table:table-row>
        <table:table-row table:style-name="ro1">
          <table:table-cell office:value-type="float" office:value="0.635895693979933" calcext:value-type="float">
            <text:p>0.635895693979933</text:p>
          </table:table-cell>
          <table:table-cell office:value-type="float" office:value="16.4427468446211" calcext:value-type="float">
            <text:p>16.4427468446211</text:p>
          </table:table-cell>
        </table:table-row>
        <table:table-row table:style-name="ro1">
          <table:table-cell office:value-type="float" office:value="1.78461407817726" calcext:value-type="float">
            <text:p>1.78461407817726</text:p>
          </table:table-cell>
          <table:table-cell office:value-type="float" office:value="17.0381671901855" calcext:value-type="float">
            <text:p>17.0381671901855</text:p>
          </table:table-cell>
        </table:table-row>
        <table:table-row table:style-name="ro1">
          <table:table-cell office:value-type="float" office:value="3.44615515259198" calcext:value-type="float">
            <text:p>3.44615515259198</text:p>
          </table:table-cell>
          <table:table-cell office:value-type="float" office:value="18.3206104504303" calcext:value-type="float">
            <text:p>18.3206104504303</text:p>
          </table:table-cell>
        </table:table-row>
        <table:table-row table:style-name="ro1">
          <table:table-cell office:value-type="float" office:value="1.60000130643813" calcext:value-type="float">
            <text:p>1.60000130643813</text:p>
          </table:table-cell>
          <table:table-cell office:value-type="float" office:value="20.7938944018039" calcext:value-type="float">
            <text:p>20.7938944018039</text:p>
          </table:table-cell>
        </table:table-row>
        <table:table-row table:style-name="ro1">
          <table:table-cell office:value-type="float" office:value="3.44615515259198" calcext:value-type="float">
            <text:p>3.44615515259198</text:p>
          </table:table-cell>
          <table:table-cell office:value-type="float" office:value="22.167940231165" calcext:value-type="float">
            <text:p>22.167940231165</text:p>
          </table:table-cell>
        </table:table-row>
        <table:table-row table:style-name="ro1">
          <table:table-cell office:value-type="float" office:value="2.64615449937291" calcext:value-type="float">
            <text:p>2.64615449937291</text:p>
          </table:table-cell>
          <table:table-cell office:value-type="float" office:value="24.6412205362298" calcext:value-type="float">
            <text:p>24.6412205362298</text:p>
          </table:table-cell>
        </table:table-row>
        <table:table-row table:style-name="ro1">
          <table:table-cell office:value-type="float" office:value="2.35897327027592" calcext:value-type="float">
            <text:p>2.35897327027592</text:p>
          </table:table-cell>
          <table:table-cell office:value-type="float" office:value="27.0687032030453" calcext:value-type="float">
            <text:p>27.0687032030453</text:p>
          </table:table-cell>
        </table:table-row>
        <table:table-row table:style-name="ro1">
          <table:table-cell office:value-type="float" office:value="0.964102346362879" calcext:value-type="float">
            <text:p>0.964102346362879</text:p>
          </table:table-cell>
          <table:table-cell office:value-type="float" office:value="29.4503809389938" calcext:value-type="float">
            <text:p>29.4503809389938</text:p>
          </table:table-cell>
        </table:table-row>
        <table:table-row table:style-name="ro1">
          <table:table-cell office:value-type="float" office:value="1.62051238503345" calcext:value-type="float">
            <text:p>1.62051238503345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F_ke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71.3265149453487" calcext:value-type="float">
            <text:p>71.3265149453487</text:p>
          </table:table-cell>
          <table:table-cell office:value-type="float" office:value="1.7862592135386" calcext:value-type="float">
            <text:p>1.7862592135386</text:p>
          </table:table-cell>
        </table:table-row>
        <table:table-row table:style-name="ro1">
          <table:table-cell office:value-type="float" office:value="66.1224385349943" calcext:value-type="float">
            <text:p>66.1224385349943</text:p>
          </table:table-cell>
          <table:table-cell office:value-type="float" office:value="2.74809165872227" calcext:value-type="float">
            <text:p>2.74809165872227</text:p>
          </table:table-cell>
        </table:table-row>
        <table:table-row table:style-name="ro1">
          <table:table-cell office:value-type="float" office:value="54.4898028814324" calcext:value-type="float">
            <text:p>54.4898028814324</text:p>
          </table:table-cell>
          <table:table-cell office:value-type="float" office:value="3.3435120042866" calcext:value-type="float">
            <text:p>3.3435120042866</text:p>
          </table:table-cell>
        </table:table-row>
        <table:table-row table:style-name="ro1">
          <table:table-cell office:value-type="float" office:value="58.4693964589333" calcext:value-type="float">
            <text:p>58.4693964589333</text:p>
          </table:table-cell>
          <table:table-cell office:value-type="float" office:value="3.98473363440905" calcext:value-type="float">
            <text:p>3.98473363440905</text:p>
          </table:table-cell>
        </table:table-row>
        <table:table-row table:style-name="ro1">
          <table:table-cell office:value-type="float" office:value="54.7959479603732" calcext:value-type="float">
            <text:p>54.7959479603732</text:p>
          </table:table-cell>
          <table:table-cell office:value-type="float" office:value="4.53435087226087" calcext:value-type="float">
            <text:p>4.53435087226087</text:p>
          </table:table-cell>
        </table:table-row>
        <table:table-row table:style-name="ro1">
          <table:table-cell office:value-type="float" office:value="59.6938792917867" calcext:value-type="float">
            <text:p>59.6938792917867</text:p>
          </table:table-cell>
          <table:table-cell office:value-type="float" office:value="5.22137378694144" calcext:value-type="float">
            <text:p>5.22137378694144</text:p>
          </table:table-cell>
        </table:table-row>
        <table:table-row table:style-name="ro1">
          <table:table-cell office:value-type="float" office:value="61.8367486200075" calcext:value-type="float">
            <text:p>61.8367486200075</text:p>
          </table:table-cell>
          <table:table-cell office:value-type="float" office:value="5.72519156338953" calcext:value-type="float">
            <text:p>5.72519156338953</text:p>
          </table:table-cell>
        </table:table-row>
        <table:table-row table:style-name="ro1">
          <table:table-cell office:value-type="float" office:value="69.7959357750095" calcext:value-type="float">
            <text:p>69.7959357750095</text:p>
          </table:table-cell>
          <table:table-cell office:value-type="float" office:value="6.27480880124135" calcext:value-type="float">
            <text:p>6.27480880124135</text:p>
          </table:table-cell>
        </table:table-row>
        <table:table-row table:style-name="ro1">
          <table:table-cell office:value-type="float" office:value="63.0612314528609" calcext:value-type="float">
            <text:p>63.0612314528609</text:p>
          </table:table-cell>
          <table:table-cell office:value-type="float" office:value="6.68702218541881" calcext:value-type="float">
            <text:p>6.68702218541881</text:p>
          </table:table-cell>
        </table:table-row>
        <table:table-row table:style-name="ro1">
          <table:table-cell office:value-type="float" office:value="68.5714529421561" calcext:value-type="float">
            <text:p>68.5714529421561</text:p>
          </table:table-cell>
          <table:table-cell office:value-type="float" office:value="7.1908399618669" calcext:value-type="float">
            <text:p>7.1908399618669</text:p>
          </table:table-cell>
        </table:table-row>
        <table:table-row table:style-name="ro1">
          <table:table-cell office:value-type="float" office:value="66.1224385349943" calcext:value-type="float">
            <text:p>66.1224385349943</text:p>
          </table:table-cell>
          <table:table-cell office:value-type="float" office:value="7.41984820781189" calcext:value-type="float">
            <text:p>7.41984820781189</text:p>
          </table:table-cell>
        </table:table-row>
        <table:table-row table:style-name="ro1">
          <table:table-cell office:value-type="float" office:value="64.897955702141" calcext:value-type="float">
            <text:p>64.897955702141</text:p>
          </table:table-cell>
          <table:table-cell office:value-type="float" office:value="7.78626030743123" calcext:value-type="float">
            <text:p>7.78626030743123</text:p>
          </table:table-cell>
        </table:table-row>
        <table:table-row table:style-name="ro1">
          <table:table-cell office:value-type="float" office:value="67.6530664467886" calcext:value-type="float">
            <text:p>67.6530664467886</text:p>
          </table:table-cell>
          <table:table-cell office:value-type="float" office:value="8.06106801477995" calcext:value-type="float">
            <text:p>8.06106801477995</text:p>
          </table:table-cell>
        </table:table-row>
        <table:table-row table:style-name="ro1">
          <table:table-cell office:value-type="float" office:value="66.4285836139351" calcext:value-type="float">
            <text:p>66.4285836139351</text:p>
          </table:table-cell>
          <table:table-cell office:value-type="float" office:value="8.65648836034428" calcext:value-type="float">
            <text:p>8.65648836034428</text:p>
          </table:table-cell>
        </table:table-row>
        <table:table-row table:style-name="ro1">
          <table:table-cell office:value-type="float" office:value="57.8571550425066" calcext:value-type="float">
            <text:p>57.8571550425066</text:p>
          </table:table-cell>
          <table:table-cell office:value-type="float" office:value="8.97710099855989" calcext:value-type="float">
            <text:p>8.97710099855989</text:p>
          </table:table-cell>
        </table:table-row>
        <table:table-row table:style-name="ro1">
          <table:table-cell office:value-type="float" office:value="71.3265149453487" calcext:value-type="float">
            <text:p>71.3265149453487</text:p>
          </table:table-cell>
          <table:table-cell office:value-type="float" office:value="9.11450485223425" calcext:value-type="float">
            <text:p>9.11450485223425</text:p>
          </table:table-cell>
        </table:table-row>
        <table:table-row table:style-name="ro1">
          <table:table-cell office:value-type="float" office:value="68.5714529421561" calcext:value-type="float">
            <text:p>68.5714529421561</text:p>
          </table:table-cell>
          <table:table-cell office:value-type="float" office:value="9.34351127502485" calcext:value-type="float">
            <text:p>9.34351127502485</text:p>
          </table:table-cell>
        </table:table-row>
        <table:table-row table:style-name="ro1">
          <table:table-cell office:value-type="float" office:value="72.2449014407162" calcext:value-type="float">
            <text:p>72.2449014407162</text:p>
          </table:table-cell>
          <table:table-cell office:value-type="float" office:value="9.66412391324046" calcext:value-type="float">
            <text:p>9.66412391324046</text:p>
          </table:table-cell>
        </table:table-row>
        <table:table-row table:style-name="ro1">
          <table:table-cell office:value-type="float" office:value="62.7550863739201" calcext:value-type="float">
            <text:p>62.7550863739201</text:p>
          </table:table-cell>
          <table:table-cell office:value-type="float" office:value="9.89313033603106" calcext:value-type="float">
            <text:p>9.89313033603106</text:p>
          </table:table-cell>
        </table:table-row>
        <table:table-row table:style-name="ro1">
          <table:table-cell office:value-type="float" office:value="54.1837065439465" calcext:value-type="float">
            <text:p>54.1837065439465</text:p>
          </table:table-cell>
          <table:table-cell office:value-type="float" office:value="10.1221367588217" calcext:value-type="float">
            <text:p>10.1221367588217</text:p>
          </table:table-cell>
        </table:table-row>
        <table:table-row table:style-name="ro1">
          <table:table-cell office:value-type="float" office:value="72.2449014407162" calcext:value-type="float">
            <text:p>72.2449014407162</text:p>
          </table:table-cell>
          <table:table-cell office:value-type="float" office:value="10.4427493970373" calcext:value-type="float">
            <text:p>10.4427493970373</text:p>
          </table:table-cell>
        </table:table-row>
        <table:table-row table:style-name="ro1">
          <table:table-cell office:value-type="float" office:value="64.5918593646552" calcext:value-type="float">
            <text:p>64.5918593646552</text:p>
          </table:table-cell>
          <table:table-cell office:value-type="float" office:value="10.717557104386" calcext:value-type="float">
            <text:p>10.717557104386</text:p>
          </table:table-cell>
        </table:table-row>
        <table:table-row table:style-name="ro1">
          <table:table-cell office:value-type="float" office:value="76.8367364346438" calcext:value-type="float">
            <text:p>76.8367364346438</text:p>
          </table:table-cell>
          <table:table-cell office:value-type="float" office:value="11.2213748808341" calcext:value-type="float">
            <text:p>11.2213748808341</text:p>
          </table:table-cell>
        </table:table-row>
        <table:table-row table:style-name="ro1">
          <table:table-cell office:value-type="float" office:value="66.734679951421" calcext:value-type="float">
            <text:p>66.734679951421</text:p>
          </table:table-cell>
          <table:table-cell office:value-type="float" office:value="11.3587787345084" calcext:value-type="float">
            <text:p>11.3587787345084</text:p>
          </table:table-cell>
        </table:table-row>
        <table:table-row table:style-name="ro1">
          <table:table-cell office:value-type="float" office:value="57.8571550425066" calcext:value-type="float">
            <text:p>57.8571550425066</text:p>
          </table:table-cell>
          <table:table-cell office:value-type="float" office:value="11.7251926572822" calcext:value-type="float">
            <text:p>11.7251926572822</text:p>
          </table:table-cell>
        </table:table-row>
        <table:table-row table:style-name="ro1">
          <table:table-cell office:value-type="float" office:value="68.8775492796419" calcext:value-type="float">
            <text:p>68.8775492796419</text:p>
          </table:table-cell>
          <table:table-cell office:value-type="float" office:value="11.9541990800728" calcext:value-type="float">
            <text:p>11.9541990800728</text:p>
          </table:table-cell>
        </table:table-row>
        <table:table-row table:style-name="ro1">
          <table:table-cell office:value-type="float" office:value="71.3265149453487" calcext:value-type="float">
            <text:p>71.3265149453487</text:p>
          </table:table-cell>
          <table:table-cell office:value-type="float" office:value="12.3664106410958" calcext:value-type="float">
            <text:p>12.3664106410958</text:p>
          </table:table-cell>
        </table:table-row>
        <table:table-row table:style-name="ro1">
          <table:table-cell office:value-type="float" office:value="69.4897906960686" calcext:value-type="float">
            <text:p>69.4897906960686</text:p>
          </table:table-cell>
          <table:table-cell office:value-type="float" office:value="12.7786258484277" calcext:value-type="float">
            <text:p>12.7786258484277</text:p>
          </table:table-cell>
        </table:table-row>
        <table:table-row table:style-name="ro1">
          <table:table-cell office:value-type="float" office:value="76.530591355703" calcext:value-type="float">
            <text:p>76.530591355703</text:p>
          </table:table-cell>
          <table:table-cell office:value-type="float" office:value="13.0534335557764" calcext:value-type="float">
            <text:p>13.0534335557764</text:p>
          </table:table-cell>
        </table:table-row>
        <table:table-row table:style-name="ro1">
          <table:table-cell office:value-type="float" office:value="70.7142735289219" calcext:value-type="float">
            <text:p>70.7142735289219</text:p>
          </table:table-cell>
          <table:table-cell office:value-type="float" office:value="13.374046193992" calcext:value-type="float">
            <text:p>13.374046193992</text:p>
          </table:table-cell>
        </table:table-row>
        <table:table-row table:style-name="ro1">
          <table:table-cell office:value-type="float" office:value="79.8979435167771" calcext:value-type="float">
            <text:p>79.8979435167771</text:p>
          </table:table-cell>
          <table:table-cell office:value-type="float" office:value="13.4198474785501" calcext:value-type="float">
            <text:p>13.4198474785501</text:p>
          </table:table-cell>
        </table:table-row>
        <table:table-row table:style-name="ro1">
          <table:table-cell office:value-type="float" office:value="72.551046519657" calcext:value-type="float">
            <text:p>72.551046519657</text:p>
          </table:table-cell>
          <table:table-cell office:value-type="float" office:value="13.9236652549982" calcext:value-type="float">
            <text:p>13.9236652549982</text:p>
          </table:table-cell>
        </table:table-row>
        <table:table-row table:style-name="ro1">
          <table:table-cell office:value-type="float" office:value="78.9796057628647" calcext:value-type="float">
            <text:p>78.9796057628647</text:p>
          </table:table-cell>
          <table:table-cell office:value-type="float" office:value="14.3816781005794" calcext:value-type="float">
            <text:p>14.3816781005794</text:p>
          </table:table-cell>
        </table:table-row>
        <table:table-row table:style-name="ro1">
          <table:table-cell office:value-type="float" office:value="71.9387563617754" calcext:value-type="float">
            <text:p>71.9387563617754</text:p>
          </table:table-cell>
          <table:table-cell office:value-type="float" office:value="14.5648868851207" calcext:value-type="float">
            <text:p>14.5648868851207</text:p>
          </table:table-cell>
        </table:table-row>
        <table:table-row table:style-name="ro1">
          <table:table-cell office:value-type="float" office:value="65.5101971185677" calcext:value-type="float">
            <text:p>65.5101971185677</text:p>
          </table:table-cell>
          <table:table-cell office:value-type="float" office:value="14.9312971615856" calcext:value-type="float">
            <text:p>14.9312971615856</text:p>
          </table:table-cell>
        </table:table-row>
        <table:table-row table:style-name="ro1">
          <table:table-cell office:value-type="float" office:value="57.5510099635658" calcext:value-type="float">
            <text:p>57.5510099635658</text:p>
          </table:table-cell>
          <table:table-cell office:value-type="float" office:value="15.4809162225918" calcext:value-type="float">
            <text:p>15.4809162225918</text:p>
          </table:table-cell>
        </table:table-row>
        <table:table-row table:style-name="ro1">
          <table:table-cell office:value-type="float" office:value="46.8367608053713" calcext:value-type="float">
            <text:p>46.8367608053713</text:p>
          </table:table-cell>
          <table:table-cell office:value-type="float" office:value="16.0305352835981" calcext:value-type="float">
            <text:p>16.0305352835981</text:p>
          </table:table-cell>
        </table:table-row>
        <table:table-row table:style-name="ro1">
          <table:table-cell office:value-type="float" office:value="50.8163543828723" calcext:value-type="float">
            <text:p>50.8163543828723</text:p>
          </table:table-cell>
          <table:table-cell office:value-type="float" office:value="16.5343530600461" calcext:value-type="float">
            <text:p>16.5343530600461</text:p>
          </table:table-cell>
        </table:table-row>
        <table:table-row table:style-name="ro1">
          <table:table-cell office:value-type="float" office:value="36.7347043221486" calcext:value-type="float">
            <text:p>36.7347043221486</text:p>
          </table:table-cell>
          <table:table-cell office:value-type="float" office:value="17.0839684747436" calcext:value-type="float">
            <text:p>17.0839684747436</text:p>
          </table:table-cell>
        </table:table-row>
        <table:table-row table:style-name="ro1">
          <table:table-cell office:value-type="float" office:value="52.6530786321523" calcext:value-type="float">
            <text:p>52.6530786321523</text:p>
          </table:table-cell>
          <table:table-cell office:value-type="float" office:value="18.1374053121979" calcext:value-type="float">
            <text:p>18.1374053121979</text:p>
          </table:table-cell>
        </table:table-row>
        <table:table-row table:style-name="ro1">
          <table:table-cell office:value-type="float" office:value="57.2449136260799" calcext:value-type="float">
            <text:p>57.2449136260799</text:p>
          </table:table-cell>
          <table:table-cell office:value-type="float" office:value="20.6564905481296" calcext:value-type="float">
            <text:p>20.6564905481296</text:p>
          </table:table-cell>
        </table:table-row>
        <table:table-row table:style-name="ro1">
          <table:table-cell office:value-type="float" office:value="45.9183743100038" calcext:value-type="float">
            <text:p>45.9183743100038</text:p>
          </table:table-cell>
          <table:table-cell office:value-type="float" office:value="24.5954192516717" calcext:value-type="float">
            <text:p>24.5954192516717</text:p>
          </table:table-cell>
        </table:table-row>
        <table:table-row table:style-name="ro1">
          <table:table-cell office:value-type="float" office:value="57.5510099635658" calcext:value-type="float">
            <text:p>57.5510099635658</text:p>
          </table:table-cell>
          <table:table-cell office:value-type="float" office:value="27.0687032030453" calcext:value-type="float">
            <text:p>27.0687032030453</text:p>
          </table:table-cell>
        </table:table-row>
        <table:table-row table:style-name="ro1">
          <table:table-cell office:value-type="float" office:value="56.3265271307124" calcext:value-type="float">
            <text:p>56.3265271307124</text:p>
          </table:table-cell>
          <table:table-cell office:value-type="float" office:value="29.2671758007613" calcext:value-type="float">
            <text:p>29.2671758007613</text:p>
          </table:table-cell>
        </table:table-row>
        <table:table-row table:style-name="ro1">
          <table:table-cell office:value-type="float" office:value="53.5714163860648" calcext:value-type="float">
            <text:p>53.5714163860648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Thx_an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.20408063792869" calcext:value-type="float">
            <text:p>2.20408063792869</text:p>
          </table:table-cell>
          <table:table-cell office:value-type="float" office:value="1.87786178265484" calcext:value-type="float">
            <text:p>1.87786178265484</text:p>
          </table:table-cell>
        </table:table-row>
        <table:table-row table:style-name="ro1">
          <table:table-cell office:value-type="float" office:value="2.57143066034978" calcext:value-type="float">
            <text:p>2.57143066034978</text:p>
          </table:table-cell>
          <table:table-cell office:value-type="float" office:value="2.79389294328039" calcext:value-type="float">
            <text:p>2.79389294328039</text:p>
          </table:table-cell>
        </table:table-row>
        <table:table-row table:style-name="ro1">
          <table:table-cell office:value-type="float" office:value="1.98979353102884" calcext:value-type="float">
            <text:p>1.98979353102884</text:p>
          </table:table-cell>
          <table:table-cell office:value-type="float" office:value="3.5725184270772" calcext:value-type="float">
            <text:p>3.5725184270772</text:p>
          </table:table-cell>
        </table:table-row>
        <table:table-row table:style-name="ro1">
          <table:table-cell office:value-type="float" office:value="2.78571289310015" calcext:value-type="float">
            <text:p>2.78571289310015</text:p>
          </table:table-cell>
          <table:table-cell office:value-type="float" office:value="4.12213748808341" calcext:value-type="float">
            <text:p>4.12213748808341</text:p>
          </table:table-cell>
        </table:table-row>
        <table:table-row table:style-name="ro1">
          <table:table-cell office:value-type="float" office:value="2.47959193620714" calcext:value-type="float">
            <text:p>2.47959193620714</text:p>
          </table:table-cell>
          <table:table-cell office:value-type="float" office:value="4.67175654908962" calcext:value-type="float">
            <text:p>4.67175654908962</text:p>
          </table:table-cell>
        </table:table-row>
        <table:table-row table:style-name="ro1">
          <table:table-cell office:value-type="float" office:value="1.37755161724279" calcext:value-type="float">
            <text:p>1.37755161724279</text:p>
          </table:table-cell>
          <table:table-cell office:value-type="float" office:value="5.77099284794765" calcext:value-type="float">
            <text:p>5.77099284794765</text:p>
          </table:table-cell>
        </table:table-row>
        <table:table-row table:style-name="ro1">
          <table:table-cell office:value-type="float" office:value="2.23469517069272" calcext:value-type="float">
            <text:p>2.23469517069272</text:p>
          </table:table-cell>
          <table:table-cell office:value-type="float" office:value="6.18320623212512" calcext:value-type="float">
            <text:p>6.18320623212512</text:p>
          </table:table-cell>
        </table:table-row>
        <table:table-row table:style-name="ro1">
          <table:table-cell office:value-type="float" office:value="2.60204031896435" calcext:value-type="float">
            <text:p>2.60204031896435</text:p>
          </table:table-cell>
          <table:table-cell office:value-type="float" office:value="6.68702218541881" calcext:value-type="float">
            <text:p>6.68702218541881</text:p>
          </table:table-cell>
        </table:table-row>
        <table:table-row table:style-name="ro1">
          <table:table-cell office:value-type="float" office:value="2.35714355344992" calcext:value-type="float">
            <text:p>2.35714355344992</text:p>
          </table:table-cell>
          <table:table-cell office:value-type="float" office:value="7.14503867730879" calcext:value-type="float">
            <text:p>7.14503867730879</text:p>
          </table:table-cell>
        </table:table-row>
        <table:table-row table:style-name="ro1">
          <table:table-cell office:value-type="float" office:value="1.65306291552125" calcext:value-type="float">
            <text:p>1.65306291552125</text:p>
          </table:table-cell>
          <table:table-cell office:value-type="float" office:value="7.46564949237001" calcext:value-type="float">
            <text:p>7.46564949237001</text:p>
          </table:table-cell>
        </table:table-row>
        <table:table-row table:style-name="ro1">
          <table:table-cell office:value-type="float" office:value="3.06122419137861" calcext:value-type="float">
            <text:p>3.06122419137861</text:p>
          </table:table-cell>
          <table:table-cell office:value-type="float" office:value="7.87786287654747" calcext:value-type="float">
            <text:p>7.87786287654747</text:p>
          </table:table-cell>
        </table:table-row>
        <table:table-row table:style-name="ro1">
          <table:table-cell office:value-type="float" office:value="1.68367257413582" calcext:value-type="float">
            <text:p>1.68367257413582</text:p>
          </table:table-cell>
          <table:table-cell office:value-type="float" office:value="8.1984736916087" calcext:value-type="float">
            <text:p>8.1984736916087</text:p>
          </table:table-cell>
        </table:table-row>
        <table:table-row table:style-name="ro1">
          <table:table-cell office:value-type="float" office:value="3.00000000000001" calcext:value-type="float">
            <text:p>3.00000000000001</text:p>
          </table:table-cell>
          <table:table-cell office:value-type="float" office:value="8.4732832221118" calcext:value-type="float">
            <text:p>8.4732832221118</text:p>
          </table:table-cell>
        </table:table-row>
        <table:table-row table:style-name="ro1">
          <table:table-cell office:value-type="float" office:value="3.97959193620714" calcext:value-type="float">
            <text:p>3.97959193620714</text:p>
          </table:table-cell>
          <table:table-cell office:value-type="float" office:value="8.97710099855989" calcext:value-type="float">
            <text:p>8.97710099855989</text:p>
          </table:table-cell>
        </table:table-row>
        <table:table-row table:style-name="ro1">
          <table:table-cell office:value-type="float" office:value="2.44897740344311" calcext:value-type="float">
            <text:p>2.44897740344311</text:p>
          </table:table-cell>
          <table:table-cell office:value-type="float" office:value="9.11450485223425" calcext:value-type="float">
            <text:p>9.11450485223425</text:p>
          </table:table-cell>
        </table:table-row>
        <table:table-row table:style-name="ro1">
          <table:table-cell office:value-type="float" office:value="3.73469517069271" calcext:value-type="float">
            <text:p>3.73469517069271</text:p>
          </table:table-cell>
          <table:table-cell office:value-type="float" office:value="9.38931255958296" calcext:value-type="float">
            <text:p>9.38931255958296</text:p>
          </table:table-cell>
        </table:table-row>
        <table:table-row table:style-name="ro1">
          <table:table-cell office:value-type="float" office:value="1.59183872414265" calcext:value-type="float">
            <text:p>1.59183872414265</text:p>
          </table:table-cell>
          <table:table-cell office:value-type="float" office:value="9.61831898237356" calcext:value-type="float">
            <text:p>9.61831898237356</text:p>
          </table:table-cell>
        </table:table-row>
        <table:table-row table:style-name="ro1">
          <table:table-cell office:value-type="float" office:value="3.64285644655009" calcext:value-type="float">
            <text:p>3.64285644655009</text:p>
          </table:table-cell>
          <table:table-cell office:value-type="float" office:value="10.0763354742635" calcext:value-type="float">
            <text:p>10.0763354742635</text:p>
          </table:table-cell>
        </table:table-row>
        <table:table-row table:style-name="ro1">
          <table:table-cell office:value-type="float" office:value="1.71428710689986" calcext:value-type="float">
            <text:p>1.71428710689986</text:p>
          </table:table-cell>
          <table:table-cell office:value-type="float" office:value="10.5343519661535" calcext:value-type="float">
            <text:p>10.5343519661535</text:p>
          </table:table-cell>
        </table:table-row>
        <table:table-row table:style-name="ro1">
          <table:table-cell office:value-type="float" office:value="4.62244838275721" calcext:value-type="float">
            <text:p>4.62244838275721</text:p>
          </table:table-cell>
          <table:table-cell office:value-type="float" office:value="10.717557104386" calcext:value-type="float">
            <text:p>10.717557104386</text:p>
          </table:table-cell>
        </table:table-row>
        <table:table-row table:style-name="ro1">
          <table:table-cell office:value-type="float" office:value="1.65306291552125" calcext:value-type="float">
            <text:p>1.65306291552125</text:p>
          </table:table-cell>
          <table:table-cell office:value-type="float" office:value="11.175573596276" calcext:value-type="float">
            <text:p>11.175573596276</text:p>
          </table:table-cell>
        </table:table-row>
        <table:table-row table:style-name="ro1">
          <table:table-cell office:value-type="float" office:value="3.24489676551442" calcext:value-type="float">
            <text:p>3.24489676551442</text:p>
          </table:table-cell>
          <table:table-cell office:value-type="float" office:value="11.5419838727409" calcext:value-type="float">
            <text:p>11.5419838727409</text:p>
          </table:table-cell>
        </table:table-row>
        <table:table-row table:style-name="ro1">
          <table:table-cell office:value-type="float" office:value="2.66326451034295" calcext:value-type="float">
            <text:p>2.66326451034295</text:p>
          </table:table-cell>
          <table:table-cell office:value-type="float" office:value="12.0916029337471" calcext:value-type="float">
            <text:p>12.0916029337471</text:p>
          </table:table-cell>
        </table:table-row>
        <table:table-row table:style-name="ro1">
          <table:table-cell office:value-type="float" office:value="4.01020646897117" calcext:value-type="float">
            <text:p>4.01020646897117</text:p>
          </table:table-cell>
          <table:table-cell office:value-type="float" office:value="12.2748080719796" calcext:value-type="float">
            <text:p>12.2748080719796</text:p>
          </table:table-cell>
        </table:table-row>
        <table:table-row table:style-name="ro1">
          <table:table-cell office:value-type="float" office:value="3.00000000000001" calcext:value-type="float">
            <text:p>3.00000000000001</text:p>
          </table:table-cell>
          <table:table-cell office:value-type="float" office:value="12.7328245638696" calcext:value-type="float">
            <text:p>12.7328245638696</text:p>
          </table:table-cell>
        </table:table-row>
        <table:table-row table:style-name="ro1">
          <table:table-cell office:value-type="float" office:value="0.673470979314119" calcext:value-type="float">
            <text:p>0.673470979314119</text:p>
          </table:table-cell>
          <table:table-cell office:value-type="float" office:value="13.0992384866433" calcext:value-type="float">
            <text:p>13.0992384866433</text:p>
          </table:table-cell>
        </table:table-row>
        <table:table-row table:style-name="ro1">
          <table:table-cell office:value-type="float" office:value="1.28571289310016" calcext:value-type="float">
            <text:p>1.28571289310016</text:p>
          </table:table-cell>
          <table:table-cell office:value-type="float" office:value="13.3282449094339" calcext:value-type="float">
            <text:p>13.3282449094339</text:p>
          </table:table-cell>
        </table:table-row>
        <table:table-row table:style-name="ro1">
          <table:table-cell office:value-type="float" office:value="2.23469517069272" calcext:value-type="float">
            <text:p>2.23469517069272</text:p>
          </table:table-cell>
          <table:table-cell office:value-type="float" office:value="13.6488539013407" calcext:value-type="float">
            <text:p>13.6488539013407</text:p>
          </table:table-cell>
        </table:table-row>
        <table:table-row table:style-name="ro1">
          <table:table-cell office:value-type="float" office:value="1.4387758086214" calcext:value-type="float">
            <text:p>1.4387758086214</text:p>
          </table:table-cell>
          <table:table-cell office:value-type="float" office:value="14.0152678241145" calcext:value-type="float">
            <text:p>14.0152678241145</text:p>
          </table:table-cell>
        </table:table-row>
        <table:table-row table:style-name="ro1">
          <table:table-cell office:value-type="float" office:value="3.27551129827845" calcext:value-type="float">
            <text:p>3.27551129827845</text:p>
          </table:table-cell>
          <table:table-cell office:value-type="float" office:value="14.2900755314632" calcext:value-type="float">
            <text:p>14.2900755314632</text:p>
          </table:table-cell>
        </table:table-row>
        <table:table-row table:style-name="ro1">
          <table:table-cell office:value-type="float" office:value="3.73469517069271" calcext:value-type="float">
            <text:p>3.73469517069271</text:p>
          </table:table-cell>
          <table:table-cell office:value-type="float" office:value="14.5190856005626" calcext:value-type="float">
            <text:p>14.5190856005626</text:p>
          </table:table-cell>
        </table:table-row>
        <table:table-row table:style-name="ro1">
          <table:table-cell office:value-type="float" office:value="2.11224678793551" calcext:value-type="float">
            <text:p>2.11224678793551</text:p>
          </table:table-cell>
          <table:table-cell office:value-type="float" office:value="14.702290738795" calcext:value-type="float">
            <text:p>14.702290738795</text:p>
          </table:table-cell>
        </table:table-row>
        <table:table-row table:style-name="ro1">
          <table:table-cell office:value-type="float" office:value="2.63265485172838" calcext:value-type="float">
            <text:p>2.63265485172838</text:p>
          </table:table-cell>
          <table:table-cell office:value-type="float" office:value="15.3893136534756" calcext:value-type="float">
            <text:p>15.3893136534756</text:p>
          </table:table-cell>
        </table:table-row>
        <table:table-row table:style-name="ro1">
          <table:table-cell office:value-type="float" office:value="1.46938546723597" calcext:value-type="float">
            <text:p>1.46938546723597</text:p>
          </table:table-cell>
          <table:table-cell office:value-type="float" office:value="16.0763365681562" calcext:value-type="float">
            <text:p>16.0763365681562</text:p>
          </table:table-cell>
        </table:table-row>
        <table:table-row table:style-name="ro1">
          <table:table-cell office:value-type="float" office:value="1.80612095689303" calcext:value-type="float">
            <text:p>1.80612095689303</text:p>
          </table:table-cell>
          <table:table-cell office:value-type="float" office:value="16.6717569137205" calcext:value-type="float">
            <text:p>16.6717569137205</text:p>
          </table:table-cell>
        </table:table-row>
        <table:table-row table:style-name="ro1">
          <table:table-cell office:value-type="float" office:value="2.29591936207132" calcext:value-type="float">
            <text:p>2.29591936207132</text:p>
          </table:table-cell>
          <table:table-cell office:value-type="float" office:value="17.0381671901855" calcext:value-type="float">
            <text:p>17.0381671901855</text:p>
          </table:table-cell>
        </table:table-row>
        <table:table-row table:style-name="ro1">
          <table:table-cell office:value-type="float" office:value="0.979591936207132" calcext:value-type="float">
            <text:p>0.979591936207132</text:p>
          </table:table-cell>
          <table:table-cell office:value-type="float" office:value="18.1374053121979" calcext:value-type="float">
            <text:p>18.1374053121979</text:p>
          </table:table-cell>
        </table:table-row>
        <table:table-row table:style-name="ro1">
          <table:table-cell office:value-type="float" office:value="0.948977403443099" calcext:value-type="float">
            <text:p>0.948977403443099</text:p>
          </table:table-cell>
          <table:table-cell office:value-type="float" office:value="19.6488549952334" calcext:value-type="float">
            <text:p>19.6488549952334</text:p>
          </table:table-cell>
        </table:table-row>
        <table:table-row table:style-name="ro1">
          <table:table-cell office:value-type="float" office:value="0.918367744828528" calcext:value-type="float">
            <text:p>0.918367744828528</text:p>
          </table:table-cell>
          <table:table-cell office:value-type="float" office:value="20.7480931172458" calcext:value-type="float">
            <text:p>20.7480931172458</text:p>
          </table:table-cell>
        </table:table-row>
        <table:table-row table:style-name="ro1">
          <table:table-cell office:value-type="float" office:value="1.04081612758575" calcext:value-type="float">
            <text:p>1.04081612758575</text:p>
          </table:table-cell>
          <table:table-cell office:value-type="float" office:value="21.9847314466238" calcext:value-type="float">
            <text:p>21.9847314466238</text:p>
          </table:table-cell>
        </table:table-row>
        <table:table-row table:style-name="ro1">
          <table:table-cell office:value-type="float" office:value="0.734695170692723" calcext:value-type="float">
            <text:p>0.734695170692723</text:p>
          </table:table-cell>
          <table:table-cell office:value-type="float" office:value="24.5038166825555" calcext:value-type="float">
            <text:p>24.5038166825555</text:p>
          </table:table-cell>
        </table:table-row>
        <table:table-row table:style-name="ro1">
          <table:table-cell office:value-type="float" office:value="1.40816127585736" calcext:value-type="float">
            <text:p>1.40816127585736</text:p>
          </table:table-cell>
          <table:table-cell office:value-type="float" office:value="27.1603057721615" calcext:value-type="float">
            <text:p>27.1603057721615</text:p>
          </table:table-cell>
        </table:table-row>
        <table:table-row table:style-name="ro1">
          <table:table-cell office:value-type="float" office:value="1.74489676551443" calcext:value-type="float">
            <text:p>1.74489676551443</text:p>
          </table:table-cell>
          <table:table-cell office:value-type="float" office:value="29.3587783698776" calcext:value-type="float">
            <text:p>29.3587783698776</text:p>
          </table:table-cell>
        </table:table-row>
        <table:table-row table:style-name="ro1">
          <table:table-cell office:value-type="float" office:value="1.53060965861458" calcext:value-type="float">
            <text:p>1.53060965861458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A_tab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.63775808621396" calcext:value-type="float">
            <text:p>4.63775808621396</text:p>
          </table:table-cell>
          <table:table-cell office:value-type="float" office:value="1.55725096759361" calcext:value-type="float">
            <text:p>1.55725096759361</text:p>
          </table:table-cell>
        </table:table-row>
        <table:table-row table:style-name="ro1">
          <table:table-cell office:value-type="float" office:value="5.1887758086214" calcext:value-type="float">
            <text:p>5.1887758086214</text:p>
          </table:table-cell>
          <table:table-cell office:value-type="float" office:value="3.0687024737835" calcext:value-type="float">
            <text:p>3.0687024737835</text:p>
          </table:table-cell>
        </table:table-row>
        <table:table-row table:style-name="ro1">
          <table:table-cell office:value-type="float" office:value="4.13265485172837" calcext:value-type="float">
            <text:p>4.13265485172837</text:p>
          </table:table-cell>
          <table:table-cell office:value-type="float" office:value="3.38931328884472" calcext:value-type="float">
            <text:p>3.38931328884472</text:p>
          </table:table-cell>
        </table:table-row>
        <table:table-row table:style-name="ro1">
          <table:table-cell office:value-type="float" office:value="4.27040562671813" calcext:value-type="float">
            <text:p>4.27040562671813</text:p>
          </table:table-cell>
          <table:table-cell office:value-type="float" office:value="4.21374005719965" calcext:value-type="float">
            <text:p>4.21374005719965</text:p>
          </table:table-cell>
        </table:table-row>
        <table:table-row table:style-name="ro1">
          <table:table-cell office:value-type="float" office:value="4.22449113879627" calcext:value-type="float">
            <text:p>4.22449113879627</text:p>
          </table:table-cell>
          <table:table-cell office:value-type="float" office:value="4.76335911820586" calcext:value-type="float">
            <text:p>4.76335911820586</text:p>
          </table:table-cell>
        </table:table-row>
        <table:table-row table:style-name="ro1">
          <table:table-cell office:value-type="float" office:value="4.91326694741766" calcext:value-type="float">
            <text:p>4.91326694741766</text:p>
          </table:table-cell>
          <table:table-cell office:value-type="float" office:value="5.17557250238332" calcext:value-type="float">
            <text:p>5.17557250238332</text:p>
          </table:table-cell>
        </table:table-row>
        <table:table-row table:style-name="ro1">
          <table:table-cell office:value-type="float" office:value="3.58162981809673" calcext:value-type="float">
            <text:p>3.58162981809673</text:p>
          </table:table-cell>
          <table:table-cell office:value-type="float" office:value="5.77099284794765" calcext:value-type="float">
            <text:p>5.77099284794765</text:p>
          </table:table-cell>
        </table:table-row>
        <table:table-row table:style-name="ro1">
          <table:table-cell office:value-type="float" office:value="5.87755161724279" calcext:value-type="float">
            <text:p>5.87755161724279</text:p>
          </table:table-cell>
          <table:table-cell office:value-type="float" office:value="6.36641137035759" calcext:value-type="float">
            <text:p>6.36641137035759</text:p>
          </table:table-cell>
        </table:table-row>
        <table:table-row table:style-name="ro1">
          <table:table-cell office:value-type="float" office:value="4.13265485172837" calcext:value-type="float">
            <text:p>4.13265485172837</text:p>
          </table:table-cell>
          <table:table-cell office:value-type="float" office:value="7.09923739275067" calcext:value-type="float">
            <text:p>7.09923739275067</text:p>
          </table:table-cell>
        </table:table-row>
        <table:table-row table:style-name="ro1">
          <table:table-cell office:value-type="float" office:value="3.26020646897116" calcext:value-type="float">
            <text:p>3.26020646897116</text:p>
          </table:table-cell>
          <table:table-cell office:value-type="float" office:value="7.37404510009938" calcext:value-type="float">
            <text:p>7.37404510009938</text:p>
          </table:table-cell>
        </table:table-row>
        <table:table-row table:style-name="ro1">
          <table:table-cell office:value-type="float" office:value="5.2806120956893" calcext:value-type="float">
            <text:p>5.2806120956893</text:p>
          </table:table-cell>
          <table:table-cell office:value-type="float" office:value="7.74045719971872" calcext:value-type="float">
            <text:p>7.74045719971872</text:p>
          </table:table-cell>
        </table:table-row>
        <table:table-row table:style-name="ro1">
          <table:table-cell office:value-type="float" office:value="4.59183628706791" calcext:value-type="float">
            <text:p>4.59183628706791</text:p>
          </table:table-cell>
          <table:table-cell office:value-type="float" office:value="7.92366416110559" calcext:value-type="float">
            <text:p>7.92366416110559</text:p>
          </table:table-cell>
        </table:table-row>
        <table:table-row table:style-name="ro1">
          <table:table-cell office:value-type="float" office:value="3.85714599052465" calcext:value-type="float">
            <text:p>3.85714599052465</text:p>
          </table:table-cell>
          <table:table-cell office:value-type="float" office:value="8.29007808387933" calcext:value-type="float">
            <text:p>8.29007808387933</text:p>
          </table:table-cell>
        </table:table-row>
        <table:table-row table:style-name="ro1">
          <table:table-cell office:value-type="float" office:value="2.70918143533953" calcext:value-type="float">
            <text:p>2.70918143533953</text:p>
          </table:table-cell>
          <table:table-cell office:value-type="float" office:value="8.61068707578616" calcext:value-type="float">
            <text:p>8.61068707578616</text:p>
          </table:table-cell>
        </table:table-row>
        <table:table-row table:style-name="ro1">
          <table:table-cell office:value-type="float" office:value="1.37755161724279" calcext:value-type="float">
            <text:p>1.37755161724279</text:p>
          </table:table-cell>
          <table:table-cell office:value-type="float" office:value="9.29770999046673" calcext:value-type="float">
            <text:p>9.29770999046673</text:p>
          </table:table-cell>
        </table:table-row>
        <table:table-row table:style-name="ro1">
          <table:table-cell office:value-type="float" office:value="2.61734514827163" calcext:value-type="float">
            <text:p>2.61734514827163</text:p>
          </table:table-cell>
          <table:table-cell office:value-type="float" office:value="9.52671641325732" calcext:value-type="float">
            <text:p>9.52671641325732</text:p>
          </table:table-cell>
        </table:table-row>
        <table:table-row table:style-name="ro1">
          <table:table-cell office:value-type="float" office:value="3.58162981809673" calcext:value-type="float">
            <text:p>3.58162981809673</text:p>
          </table:table-cell>
          <table:table-cell office:value-type="float" office:value="9.89313033603106" calcext:value-type="float">
            <text:p>9.89313033603106</text:p>
          </table:table-cell>
        </table:table-row>
        <table:table-row table:style-name="ro1">
          <table:table-cell office:value-type="float" office:value="2.11224191378604" calcext:value-type="float">
            <text:p>2.11224191378604</text:p>
          </table:table-cell>
          <table:table-cell office:value-type="float" office:value="10.2137393279379" calcext:value-type="float">
            <text:p>10.2137393279379</text:p>
          </table:table-cell>
        </table:table-row>
        <table:table-row table:style-name="ro1">
          <table:table-cell office:value-type="float" office:value="3.94898227759256" calcext:value-type="float">
            <text:p>3.94898227759256</text:p>
          </table:table-cell>
          <table:table-cell office:value-type="float" office:value="10.717557104386" calcext:value-type="float">
            <text:p>10.717557104386</text:p>
          </table:table-cell>
        </table:table-row>
        <table:table-row table:style-name="ro1">
          <table:table-cell office:value-type="float" office:value="1.69897496636837" calcext:value-type="float">
            <text:p>1.69897496636837</text:p>
          </table:table-cell>
          <table:table-cell office:value-type="float" office:value="10.8091596735022" calcext:value-type="float">
            <text:p>10.8091596735022</text:p>
          </table:table-cell>
        </table:table-row>
        <table:table-row table:style-name="ro1">
          <table:table-cell office:value-type="float" office:value="2.57143066034977" calcext:value-type="float">
            <text:p>2.57143066034977</text:p>
          </table:table-cell>
          <table:table-cell office:value-type="float" office:value="11.2671761653922" calcext:value-type="float">
            <text:p>11.2671761653922</text:p>
          </table:table-cell>
        </table:table-row>
        <table:table-row table:style-name="ro1">
          <table:table-cell office:value-type="float" office:value="1.42346610516465" calcext:value-type="float">
            <text:p>1.42346610516465</text:p>
          </table:table-cell>
          <table:table-cell office:value-type="float" office:value="11.587785157299" calcext:value-type="float">
            <text:p>11.587785157299</text:p>
          </table:table-cell>
        </table:table-row>
        <table:table-row table:style-name="ro1">
          <table:table-cell office:value-type="float" office:value="2.89285400947533" calcext:value-type="float">
            <text:p>2.89285400947533</text:p>
          </table:table-cell>
          <table:table-cell office:value-type="float" office:value="11.7709939418403" calcext:value-type="float">
            <text:p>11.7709939418403</text:p>
          </table:table-cell>
        </table:table-row>
        <table:table-row table:style-name="ro1">
          <table:table-cell office:value-type="float" office:value="3.99489676551442" calcext:value-type="float">
            <text:p>3.99489676551442</text:p>
          </table:table-cell>
          <table:table-cell office:value-type="float" office:value="12.0916029337471" calcext:value-type="float">
            <text:p>12.0916029337471</text:p>
          </table:table-cell>
        </table:table-row>
        <table:table-row table:style-name="ro1">
          <table:table-cell office:value-type="float" office:value="3.39795724396093" calcext:value-type="float">
            <text:p>3.39795724396093</text:p>
          </table:table-cell>
          <table:table-cell office:value-type="float" office:value="12.4122155719627" calcext:value-type="float">
            <text:p>12.4122155719627</text:p>
          </table:table-cell>
        </table:table-row>
        <table:table-row table:style-name="ro1">
          <table:table-cell office:value-type="float" office:value="4.08673305258233" calcext:value-type="float">
            <text:p>4.08673305258233</text:p>
          </table:table-cell>
          <table:table-cell office:value-type="float" office:value="12.9618309866602" calcext:value-type="float">
            <text:p>12.9618309866602</text:p>
          </table:table-cell>
        </table:table-row>
        <table:table-row table:style-name="ro1">
          <table:table-cell office:value-type="float" office:value="7.98980084225303" calcext:value-type="float">
            <text:p>7.98980084225303</text:p>
          </table:table-cell>
          <table:table-cell office:value-type="float" office:value="13.2366423403177" calcext:value-type="float">
            <text:p>13.2366423403177</text:p>
          </table:table-cell>
        </table:table-row>
        <table:table-row table:style-name="ro1">
          <table:table-cell office:value-type="float" office:value="3.35204275603907" calcext:value-type="float">
            <text:p>3.35204275603907</text:p>
          </table:table-cell>
          <table:table-cell office:value-type="float" office:value="13.3282449094339" calcext:value-type="float">
            <text:p>13.3282449094339</text:p>
          </table:table-cell>
        </table:table-row>
        <table:table-row table:style-name="ro1">
          <table:table-cell office:value-type="float" office:value="2.80101772240744" calcext:value-type="float">
            <text:p>2.80101772240744</text:p>
          </table:table-cell>
          <table:table-cell office:value-type="float" office:value="13.8778639704401" calcext:value-type="float">
            <text:p>13.8778639704401</text:p>
          </table:table-cell>
        </table:table-row>
        <table:table-row table:style-name="ro1">
          <table:table-cell office:value-type="float" office:value="1.92856933965023" calcext:value-type="float">
            <text:p>1.92856933965023</text:p>
          </table:table-cell>
          <table:table-cell office:value-type="float" office:value="14.2442742469051" calcext:value-type="float">
            <text:p>14.2442742469051</text:p>
          </table:table-cell>
        </table:table-row>
        <table:table-row table:style-name="ro1">
          <table:table-cell office:value-type="float" office:value="1.23979353102884" calcext:value-type="float">
            <text:p>1.23979353102884</text:p>
          </table:table-cell>
          <table:table-cell office:value-type="float" office:value="14.3358768160213" calcext:value-type="float">
            <text:p>14.3358768160213</text:p>
          </table:table-cell>
        </table:table-row>
        <table:table-row table:style-name="ro1">
          <table:table-cell office:value-type="float" office:value="2.15816371293208" calcext:value-type="float">
            <text:p>2.15816371293208</text:p>
          </table:table-cell>
          <table:table-cell office:value-type="float" office:value="14.6564894542369" calcext:value-type="float">
            <text:p>14.6564894542369</text:p>
          </table:table-cell>
        </table:table-row>
        <table:table-row table:style-name="ro1">
          <table:table-cell office:value-type="float" office:value="1.42346610516465" calcext:value-type="float">
            <text:p>1.42346610516465</text:p>
          </table:table-cell>
          <table:table-cell office:value-type="float" office:value="14.9312971615856" calcext:value-type="float">
            <text:p>14.9312971615856</text:p>
          </table:table-cell>
        </table:table-row>
        <table:table-row table:style-name="ro1">
          <table:table-cell office:value-type="float" office:value="1.46938790431068" calcext:value-type="float">
            <text:p>1.46938790431068</text:p>
          </table:table-cell>
          <table:table-cell office:value-type="float" office:value="15.4351149380337" calcext:value-type="float">
            <text:p>15.4351149380337</text:p>
          </table:table-cell>
        </table:table-row>
        <table:table-row table:style-name="ro1">
          <table:table-cell office:value-type="float" office:value="1.46938790431068" calcext:value-type="float">
            <text:p>1.46938790431068</text:p>
          </table:table-cell>
          <table:table-cell office:value-type="float" office:value="16.2137404218305" calcext:value-type="float">
            <text:p>16.2137404218305</text:p>
          </table:table-cell>
        </table:table-row>
        <table:table-row table:style-name="ro1">
          <table:table-cell office:value-type="float" office:value="1.23979353102884" calcext:value-type="float">
            <text:p>1.23979353102884</text:p>
          </table:table-cell>
          <table:table-cell office:value-type="float" office:value="16.5801543446043" calcext:value-type="float">
            <text:p>16.5801543446043</text:p>
          </table:table-cell>
        </table:table-row>
        <table:table-row table:style-name="ro1">
          <table:table-cell office:value-type="float" office:value="0.688775808621396" calcext:value-type="float">
            <text:p>0.688775808621396</text:p>
          </table:table-cell>
          <table:table-cell office:value-type="float" office:value="16.9923659056273" calcext:value-type="float">
            <text:p>16.9923659056273</text:p>
          </table:table-cell>
        </table:table-row>
        <table:table-row table:style-name="ro1">
          <table:table-cell office:value-type="float" office:value="0.55101772240744" calcext:value-type="float">
            <text:p>0.55101772240744</text:p>
          </table:table-cell>
          <table:table-cell office:value-type="float" office:value="17.725190104866" calcext:value-type="float">
            <text:p>17.725190104866</text:p>
          </table:table-cell>
        </table:table-row>
        <table:table-row table:style-name="ro1">
          <table:table-cell office:value-type="float" office:value="0.137750774989751" calcext:value-type="float">
            <text:p>0.137750774989751</text:p>
          </table:table-cell>
          <table:table-cell office:value-type="float" office:value="18.0916040276398" calcext:value-type="float">
            <text:p>18.0916040276398</text:p>
          </table:table-cell>
        </table:table-row>
        <table:table-row table:style-name="ro1">
          <table:table-cell office:value-type="float" office:value="0.275508861203706" calcext:value-type="float">
            <text:p>0.275508861203706</text:p>
          </table:table-cell>
          <table:table-cell office:value-type="float" office:value="18.9618320805528" calcext:value-type="float">
            <text:p>18.9618320805528</text:p>
          </table:table-cell>
        </table:table-row>
        <table:table-row table:style-name="ro1">
          <table:table-cell office:value-type="float" office:value="0.1836725741358" calcext:value-type="float">
            <text:p>0.1836725741358</text:p>
          </table:table-cell>
          <table:table-cell office:value-type="float" office:value="19.9236627025821" calcext:value-type="float">
            <text:p>19.9236627025821</text:p>
          </table:table-cell>
        </table:table-row>
        <table:table-row table:style-name="ro1">
          <table:table-cell office:value-type="float" office:value="0.1836725741358" calcext:value-type="float">
            <text:p>0.1836725741358</text:p>
          </table:table-cell>
          <table:table-cell office:value-type="float" office:value="21.3893147473682" calcext:value-type="float">
            <text:p>21.3893147473682</text:p>
          </table:table-cell>
        </table:table-row>
        <table:table-row table:style-name="ro1">
          <table:table-cell office:value-type="float" office:value="0.1836725741358" calcext:value-type="float">
            <text:p>0.1836725741358</text:p>
          </table:table-cell>
          <table:table-cell office:value-type="float" office:value="22.53435050763" calcext:value-type="float">
            <text:p>22.53435050763</text:p>
          </table:table-cell>
        </table:table-row>
        <table:table-row table:style-name="ro1">
          <table:table-cell office:value-type="float" office:value="0.137750774989751" calcext:value-type="float">
            <text:p>0.137750774989751</text:p>
          </table:table-cell>
          <table:table-cell office:value-type="float" office:value="24.1374064060905" calcext:value-type="float">
            <text:p>24.1374064060905</text:p>
          </table:table-cell>
        </table:table-row>
        <table:table-row table:style-name="ro1">
          <table:table-cell office:value-type="float" office:value="0.321423349125578" calcext:value-type="float">
            <text:p>0.321423349125578</text:p>
          </table:table-cell>
          <table:table-cell office:value-type="float" office:value="25.0992370281198" calcext:value-type="float">
            <text:p>25.0992370281198</text:p>
          </table:table-cell>
        </table:table-row>
        <table:table-row table:style-name="ro1">
          <table:table-cell office:value-type="float" office:value="0.459181435339533" calcext:value-type="float">
            <text:p>0.459181435339533</text:p>
          </table:table-cell>
          <table:table-cell office:value-type="float" office:value="27.0687032030453" calcext:value-type="float">
            <text:p>27.0687032030453</text:p>
          </table:table-cell>
        </table:table-row>
        <table:table-row table:style-name="ro1">
          <table:table-cell office:value-type="float" office:value="0.964284669825102" calcext:value-type="float">
            <text:p>0.964284669825102</text:p>
          </table:table-cell>
          <table:table-cell office:value-type="float" office:value="28.2595438941739" calcext:value-type="float">
            <text:p>28.2595438941739</text:p>
          </table:table-cell>
        </table:table-row>
        <table:table-row table:style-name="ro1">
          <table:table-cell office:value-type="float" office:value="1.51530239223254" calcext:value-type="float">
            <text:p>1.51530239223254</text:p>
          </table:table-cell>
          <table:table-cell office:value-type="float" office:value="29.129771947087" calcext:value-type="float">
            <text:p>29.129771947087</text:p>
          </table:table-cell>
        </table:table-row>
        <table:table-row table:style-name="ro1">
          <table:table-cell office:value-type="float" office:value="1.33162981809674" calcext:value-type="float">
            <text:p>1.33162981809674</text:p>
          </table:table-cell>
          <table:table-cell office:value-type="float" office:value="30.0458012845581" calcext:value-type="float">
            <text:p>30.04580128455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 style:data-style-name="N2" text:time-value="16:31:57.5209046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4:21:52.421668066</meta:creation-date>
    <dc:date>2025-05-05T16:32:14.683773375</dc:date>
    <meta:editing-duration>PT1H8M47S</meta:editing-duration>
    <meta:editing-cycles>23</meta:editing-cycles>
    <meta:generator>LibreOffice/24.2.7.2$Linux_X86_64 LibreOffice_project/420$Build-2</meta:generator>
    <meta:document-statistic meta:table-count="8" meta:cell-count="550" meta:object-count="0"/>
  </office:meta>
</office:document-meta>
</file>